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position="0% 100%" style:font-name="Arial" fo:font-size="11pt" style:font-size-asian="11pt" style:font-name-complex="Arial"/>
    </style:style>
    <style:style style:name="P3" style:family="paragraph" style:parent-style-name="Standard">
      <style:text-properties style:text-position="super 58%"/>
    </style:style>
    <style:style style:name="P4" style:family="paragraph" style:parent-style-name="Standard">
      <style:text-properties style:font-name="Arial" fo:font-size="11pt" style:font-size-asian="11pt" style:font-name-complex="Ari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style:text-position="0% 100%"/>
    </style:style>
    <style:style style:name="P7" style:family="paragraph" style:parent-style-name="Standard" style:list-style-name="L2">
      <style:text-properties style:text-position="0% 100%"/>
    </style:style>
    <style:style style:name="P8" style:family="paragraph" style:parent-style-name="Standard" style:list-style-name="L3">
      <style:text-properties style:text-position="0% 100%"/>
    </style:style>
    <style:style style:name="P9" style:family="paragraph" style:parent-style-name="Standard" style:list-style-name="L4">
      <style:text-properties style:text-position="0% 100%"/>
    </style:style>
    <style:style style:name="P10" style:family="paragraph" style:parent-style-name="Standard" style:list-style-name="L4">
      <style:text-properties style:text-position="0% 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4">
      <style:text-properties style:text-position="0% 100%" style:font-name="Arial" fo:font-size="11pt" style:text-underline-style="solid" style:text-underline-width="auto" style:text-underline-color="font-color" style:font-size-asian="11pt" style:font-name-complex="Arial" style:font-size-complex="14pt"/>
    </style:style>
    <style:style style:name="P12" style:family="paragraph" style:parent-style-name="Standard" style:list-style-name="L4">
      <style:text-properties style:text-position="0% 100%" style:font-name="Arial" fo:font-size="11pt" style:font-size-asian="11pt" style:font-name-complex="Arial"/>
    </style:style>
    <style:style style:name="P13" style:family="paragraph" style:parent-style-name="Standard" style:list-style-name="L4">
      <style:text-properties style:text-position="0% 100%" style:font-name="Arial" fo:font-size="11pt" fo:font-style="normal" style:text-underline-style="solid" style:text-underline-width="auto" style:text-underline-color="font-color" style:font-size-asian="11pt" style:font-style-asian="normal" style:font-name-complex="Arial" style:font-style-complex="normal"/>
    </style:style>
    <style:style style:name="P14" style:family="paragraph" style:parent-style-name="Standard" style:list-style-name="L4">
      <style:text-properties style:text-position="0% 100%" style:font-name="Arial" fo:font-size="11pt" fo:font-style="normal" style:text-underline-style="none" fo:font-weight="normal" style:font-size-asian="11pt" style:font-style-asian="normal" style:font-weight-asian="normal" style:font-name-complex="Arial" style:font-style-complex="normal" style:font-weight-complex="normal"/>
    </style:style>
    <style:style style:name="P15" style:family="paragraph" style:parent-style-name="Standard">
      <style:text-properties style:text-position="0% 100%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 style:list-style-name="L4">
      <style:text-properties style:text-position="0% 100%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 style:list-style-name="L4">
      <style:text-properties style:text-position="0% 100%" fo:font-weight="bold" style:font-weight-asian="bold" style:font-weight-complex="bold"/>
    </style:style>
    <style:style style:name="P18" style:family="paragraph" style:parent-style-name="Standard" style:list-style-name="L4">
      <style:text-properties style:font-name="Arial" style:font-name-complex="Arial"/>
    </style:style>
    <style:style style:name="P19" style:family="paragraph" style:parent-style-name="Standard" style:list-style-name="L4">
      <style:text-properties style:font-name="Arial" fo:font-size="11pt" fo:font-weight="bold" style:font-size-asian="11pt" style:font-weight-asian="bold" style:font-name-complex="Arial" style:font-weight-complex="bold"/>
    </style:style>
    <style:style style:name="P20" style:family="paragraph" style:parent-style-name="Standard" style:list-style-name="L4">
      <style:text-properties style:font-name="Arial" fo:font-size="11pt" style:font-size-asian="11pt" style:font-name-complex="Ari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style:text-underline-style="none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3/31/2015 - Arrays</text:p>
      <text:list xml:id="list5966644178550312333" text:style-name="L1">
        <text:list-header>
          <text:p text:style-name="P5"/>
        </text:list-header>
        <text:list-item>
          <text:p text:style-name="P5">Searching and Finding Items in Arrays</text:p>
          <text:list>
            <text:list-item>
              <text:p text:style-name="P5">Unordered</text:p>
              <text:list>
                <text:list-item>
                  <text:p text:style-name="P5">Takes (N/2) Steps</text:p>
                </text:list-item>
              </text:list>
            </text:list-item>
            <text:list-item>
              <text:p text:style-name="P5">Ordered</text:p>
              <text:list>
                <text:list-item>
                  <text:p text:style-name="P5">Takes (log <text:span text:style-name="T1"><text:s/></text:span><text:span text:style-name="T2">N) steps</text:span></text:p>
                </text:list-item>
              </text:list>
            </text:list-item>
            <text:list-item>
              <text:p text:style-name="P6"/>
            </text:list-item>
          </text:list>
        </text:list-item>
      </text:list>
      <text:p text:style-name="P1"/>
      <text:list xml:id="list84736938" text:continue-numbering="true" text:style-name="L1">
        <text:list-item>
          <text:p text:style-name="P6">Add/Delete in Arrays</text:p>
          <text:list>
            <text:list-item>
              <text:p text:style-name="P6">Unordered</text:p>
              <text:list>
                <text:list-item>
                  <text:p text:style-name="P6">O(1), O(1)</text:p>
                </text:list-item>
              </text:list>
            </text:list-item>
            <text:list-item>
              <text:p text:style-name="P6">Ordered</text:p>
              <text:list>
                <text:list-item>
                  <text:p text:style-name="P6">O(N), O(N)</text:p>
                </text:list-item>
              </text:list>
            </text:list-item>
            <text:list-item>
              <text:p text:style-name="P6">Inserting New Data into Arrays</text:p>
              <text:list>
                <text:list-item>
                  <text:p text:style-name="P6">Always Check first and make sure the array is not full, because if it is, you need to create a new array at least twice the size and copy the old array into the new array and delete the old array</text:p>
                </text:list-item>
                <text:list-item>
                  <text:p text:style-name="P6">if inserting into an ordered array, rather than using a search and then inserting, move each item as necessary as you search for the correct location.</text:p>
                </text:list-item>
              </text:list>
            </text:list-item>
          </text:list>
        </text:list-item>
      </text:list>
      <text:p text:style-name="P1"/>
      <text:list xml:id="list576539048" text:continue-numbering="true" text:style-name="L1">
        <text:list-item>
          <text:p text:style-name="P6">Log Base 2 in Computers</text:p>
          <text:list>
            <text:list-item>
              <text:p text:style-name="P5"><text:span text:style-name="T2">Bits are log </text:span><text:span text:style-name="T1">2</text:span><text:span text:style-name="T2"> (# of Bits) (i.e. 8 bits = 2</text:span><text:span text:style-name="T3">8</text:span><text:span text:style-name="T2"> bits = 256 bytes)</text:span></text:p>
            </text:list-item>
            <text:list-item>
              <text:p text:style-name="P5"><text:span text:style-name="T2">2</text:span><text:span text:style-name="T3">3</text:span><text:span text:style-name="T2"> ~ 10</text:span><text:span text:style-name="T3">1 </text:span><text:span text:style-name="T2">, 2</text:span><text:span text:style-name="T3">10</text:span><text:span text:style-name="T2"> ~ 10</text:span><text:span text:style-name="T3">3</text:span></text:p>
            </text:list-item>
          </text:list>
        </text:list-item>
      </text:list>
      <text:p text:style-name="P3"/>
      <text:list xml:id="list630044515" text:continue-numbering="true" text:style-name="L1">
        <text:list-item>
          <text:p text:style-name="P6">Sorting</text:p>
          <text:list>
            <text:list-item>
              <text:p text:style-name="P6">Selection Sorts</text:p>
              <text:list>
                <text:list-item>
                  <text:p text:style-name="P6">O(N<text:span text:style-name="T3">2</text:span>)<text:span text:style-name="T3"> </text:span>comparisons</text:p>
                </text:list-item>
                <text:list-item>
                  <text:p text:style-name="P6">O(1) swaps</text:p>
                </text:list-item>
              </text:list>
            </text:list-item>
            <text:list-item>
              <text:p text:style-name="P6">Bubble Sorts (The Bumbling Oaf of Sorts)</text:p>
              <text:list>
                <text:list-item>
                  <text:p text:style-name="P6">O(N<text:span text:style-name="T3">2</text:span>) comparisons</text:p>
                </text:list-item>
                <text:list-item>
                  <text:p text:style-name="P6">O(N<text:span text:style-name="T3">2</text:span>) swaps</text:p>
                </text:list-item>
              </text:list>
            </text:list-item>
            <text:list-item>
              <text:p text:style-name="P6">Insertion Sort</text:p>
              <text:list>
                <text:list-item>
                  <text:p text:style-name="P6">O(N<text:span text:style-name="T3">2</text:span>) comparisons</text:p>
                </text:list-item>
                <text:list-item>
                  <text:p text:style-name="P6">N/2 Swaps</text:p>
                </text:list-item>
              </text:list>
            </text:list-item>
            <text:list-item>
              <text:p text:style-name="P6">Stable Sorts</text:p>
            </text:list-item>
          </text:list>
        </text:list-item>
      </text:list>
      <text:p text:style-name="P1"/>
      <text:p text:style-name="P1"/>
      <text:p text:style-name="P1"/>
      <text:p text:style-name="P1">Notes 4/5/2016 – Stacks and Queues</text:p>
      <text:p text:style-name="P1"/>
      <text:list xml:id="list2610599505278170789" text:style-name="L2">
        <text:list-item>
          <text:p text:style-name="P7">Stacks</text:p>
          <text:list>
            <text:list-item>
              <text:p text:style-name="P7">Push Function</text:p>
              <text:list>
                <text:list-item>
                  <text:p text:style-name="P7">In an array, push each element back one spot (!!! After checking that it is not full !!!) and add the new element to the “top”</text:p>
                </text:list-item>
              </text:list>
            </text:list-item>
            <text:list-item>
              <text:p text:style-name="P7">Pop Function</text:p>
              <text:list>
                <text:list-item>
                  <text:p text:style-name="P7">make sure array is not empty</text:p>
                </text:list-item>
              </text:list>
            </text:list-item>
          </text:list>
        </text:list-item>
      </text:list>
      <text:p text:style-name="P1"/>
      <text:list xml:id="list100780291" text:continue-numbering="true" text:style-name="L2">
        <text:list-item>
          <text:p text:style-name="P7">Queues</text:p>
          <text:list>
            <text:list-item>
              <text:p text:style-name="P7"><text:soft-page-break/>Tail is where things go</text:p>
            </text:list-item>
            <text:list-item>
              <text:p text:style-name="P7">Head is where the array starts</text:p>
            </text:list-item>
          </text:list>
        </text:list-item>
      </text:list>
      <text:p text:style-name="P1"/>
      <text:p text:style-name="P1">Notes 4/12/2016</text:p>
      <text:list xml:id="list1447174312807138689" text:style-name="L3">
        <text:list-item>
          <text:list>
            <text:list-item>
              <text:list>
                <text:list-item>
                  <text:p text:style-name="P8">Double Ended Queue Review Notes</text:p>
                  <text:list>
                    <text:list-item>
                      <text:p text:style-name="P8">Priority Queue Not Based on Double Ended Queue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781717044" text:continue-numbering="true" text:style-name="L3">
        <text:list-item>
          <text:list>
            <text:list-item>
              <text:list>
                <text:list-item>
                  <text:p text:style-name="P8">Linked Lists</text:p>
                  <text:list>
                    <text:list-item>
                      <text:p text:style-name="P8">Don't Change The Value, Delete the Link and Create a New one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99086478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">Class Link</text:p>
                      <text:list>
                        <text:list-item>
                          <text:p text:style-name="P8">For the constructor, do this:</text:p>
                          <text:list>
                            <text:list-item>
                              <text:p text:style-name="P8">Link::Link(int v = 0, link * n = nullptr) ← this is actually 3 constructors</text:p>
                            </text:list-item>
                          </text:list>
                        </text:list-item>
                        <text:list-item>
                          <text:p text:style-name="P8">other methods for a simple linked list:</text:p>
                          <text:list>
                            <text:list-item>
                              <text:p text:style-name="P8">set next</text:p>
                            </text:list-item>
                            <text:list-item>
                              <text:p text:style-name="P8">get next</text:p>
                            </text:list-item>
                            <text:list-item>
                              <text:p text:style-name="P8">get valu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06068908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">Class Link List</text:p>
                      <text:list>
                        <text:list-item>
                          <text:p text:style-name="P8">Only one member variable</text:p>
                        </text:list-item>
                        <text:list-item>
                          <text:p text:style-name="P8">the first link in the list</text:p>
                        </text:list-item>
                        <text:list-item>
                          <text:p text:style-name="P8">Constructor ==&gt; first = nullptr;</text:p>
                        </text:list-item>
                        <text:list-item>
                          <text:p text:style-name="P8">Member Functions:</text:p>
                          <text:list>
                            <text:list-item>
                              <text:p text:style-name="P8">addFirst</text:p>
                            </text:list-item>
                            <text:list-item>
                              <text:p text:style-name="P8">removeFirs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Notes 5/3/2016</text:p>
      <text:p text:style-name="P1"/>
      <text:list xml:id="list461773317318013035" text:style-name="L4">
        <text:list-item>
          <text:p text:style-name="P9">Binary Trees</text:p>
          <text:list>
            <text:list-item>
              <text:p text:style-name="P9">Definition of a Binary Search tree</text:p>
              <text:list>
                <text:list-item>
                  <text:p text:style-name="P9">smaller on left, bigger on right</text:p>
                </text:list-item>
              </text:list>
            </text:list-item>
            <text:list-item>
              <text:p text:style-name="P9">Search, Insert, Delete are all O(log n)</text:p>
            </text:list-item>
            <text:list-item>
              <text:p text:style-name="P9">Binary Search Trees good for data you want to keep sorted without running a sort</text:p>
            </text:list-item>
            <text:list-item>
              <text:p text:style-name="P9">Member Var NODE has val, left ptr, right ptr</text:p>
            </text:list-item>
            <text:list-item>
              <text:p text:style-name="P10">Lecture Notes From Jim on Binary Trees</text:p>
            </text:list-item>
          </text:list>
          <text:p text:style-name="P18"/>
          <text:list text:continue-numbering="true">
            <text:list-item>
              <text:p text:style-name="P19">Justification – Why do We use Binary Trees?</text:p>
              <text:list>
                <text:list-item>
                  <text:p text:style-name="P20">Sorted lists</text:p>
                  <text:list>
                    <text:list-item>
                      <text:p text:style-name="P20">easy to search</text:p>
                      <text:list>
                        <text:list-item>
                          <text:p text:style-name="P20">binary search O(log N)</text:p>
                        </text:list-item>
                      </text:list>
                    </text:list-item>
                    <text:list-item>
                      <text:p text:style-name="P20">expensive to update</text:p>
                      <text:list>
                        <text:list-item>
                          <text:p text:style-name="P20">must find proper place to insert</text:p>
                        </text:list-item>
                        <text:list-item>
                          <text:p text:style-name="P20">then copy remaining items</text:p>
                        </text:list-item>
                        <text:list-item>
                          <text:p text:style-name="P20">O(N)</text:p>
                        </text:list-item>
                      </text:list>
                    </text:list-item>
                  </text:list>
                </text:list-item>
                <text:list-item>
                  <text:p text:style-name="P20">linked lists</text:p>
                  <text:list>
                    <text:list-item>
                      <text:p text:style-name="P20">easy to update</text:p>
                      <text:list>
                        <text:list-item>
                          <text:p text:style-name="P20">change two links</text:p>
                        </text:list-item>
                        <text:list-item>
                          <text:p text:style-name="P20">O(1)</text:p>
                        </text:list-item>
                      </text:list>
                    </text:list-item>
                    <text:list-item>
                      <text:p text:style-name="P20">expensive to search</text:p>
                      <text:list>
                        <text:list-item>
                          <text:p text:style-name="P20"><text:soft-page-break/>must walk through all nodes</text:p>
                        </text:list-item>
                        <text:list-item>
                          <text:p text:style-name="P20">O(N)</text:p>
                        </text:list-item>
                      </text:list>
                    </text:list-item>
                  </text:list>
                </text:list-item>
                <text:list-item>
                  <text:p text:style-name="P20">Binary Trees</text:p>
                  <text:list>
                    <text:list-item>
                      <text:p text:style-name="P20">easy to update</text:p>
                      <text:list>
                        <text:list-item>
                          <text:p text:style-name="P20">like linked lists</text:p>
                        </text:list-item>
                      </text:list>
                    </text:list-item>
                    <text:list-item>
                      <text:p text:style-name="P20">easy to search</text:p>
                      <text:list>
                        <text:list-item>
                          <text:p text:style-name="P20">binary search</text:p>
                        </text:list-item>
                        <text:list-item>
                          <text:p text:style-name="P20">O(log N)</text:p>
                        </text:list-item>
                        <text:list-item>
                          <text:p text:style-name="P20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Definitions – What Are The Parts of the Binary Tree?</text:p>
              <text:list>
                <text:list-item>
                  <text:p text:style-name="P20">Nodes or leaves</text:p>
                  <text:list>
                    <text:list-item>
                      <text:p text:style-name="P20">contain the data</text:p>
                    </text:list-item>
                    <text:list-item>
                      <text:p text:style-name="P20">objects in java or C++</text:p>
                    </text:list-item>
                  </text:list>
                </text:list-item>
                <text:list-item>
                  <text:p text:style-name="P20">edges or lines</text:p>
                  <text:list>
                    <text:list-item>
                      <text:p text:style-name="P20">connect nodes</text:p>
                    </text:list-item>
                    <text:list-item>
                      <text:p text:style-name="P20">only go from one node to another if an edge joins them</text:p>
                    </text:list-item>
                    <text:list-item>
                      <text:p text:style-name="P20">references in java, pointers in C/C++</text:p>
                    </text:list-item>
                  </text:list>
                </text:list-item>
                <text:list-item>
                  <text:p text:style-name="P20">root</text:p>
                  <text:list>
                    <text:list-item>
                      <text:p text:style-name="P20">node at top of tree</text:p>
                    </text:list-item>
                    <text:list-item>
                      <text:p text:style-name="P20">only one root per tree</text:p>
                    </text:list-item>
                  </text:list>
                </text:list-item>
                <text:list-item>
                  <text:p text:style-name="P20">path</text:p>
                  <text:list>
                    <text:list-item>
                      <text:p text:style-name="P20">route from root to a given node</text:p>
                    </text:list-item>
                  </text:list>
                </text:list-item>
                <text:list-item>
                  <text:p text:style-name="P20">parent</text:p>
                  <text:list>
                    <text:list-item>
                      <text:p text:style-name="P20">node above a given node in the tree</text:p>
                    </text:list-item>
                  </text:list>
                </text:list-item>
                <text:list-item>
                  <text:p text:style-name="P20">child</text:p>
                  <text:list>
                    <text:list-item>
                      <text:p text:style-name="P20">node below a given node in the tree</text:p>
                    </text:list-item>
                  </text:list>
                </text:list-item>
                <text:list-item>
                  <text:p text:style-name="P20">leaf</text:p>
                  <text:list>
                    <text:list-item>
                      <text:p text:style-name="P20">node with no children</text:p>
                    </text:list-item>
                  </text:list>
                </text:list-item>
                <text:list-item>
                  <text:p text:style-name="P20">inner node</text:p>
                  <text:list>
                    <text:list-item>
                      <text:p text:style-name="P20">node inside tree (not a leaf)</text:p>
                    </text:list-item>
                  </text:list>
                </text:list-item>
                <text:list-item>
                  <text:p text:style-name="P20">subtree</text:p>
                  <text:list>
                    <text:list-item>
                      <text:p text:style-name="P20">tree formed by choosing a given node as root</text:p>
                    </text:list-item>
                  </text:list>
                </text:list-item>
                <text:list-item>
                  <text:p text:style-name="P20">traversing</text:p>
                  <text:list>
                    <text:list-item>
                      <text:p text:style-name="P20">visit all nodes in a given tree</text:p>
                    </text:list-item>
                  </text:list>
                </text:list-item>
                <text:list-item>
                  <text:p text:style-name="P20">levels</text:p>
                  <text:list>
                    <text:list-item>
                      <text:p text:style-name="P20">all nodes a given path length from the root</text:p>
                    </text:list-item>
                    <text:list-item>
                      <text:p text:style-name="P20">when drawn, all nodes on same hoizontal layer</text:p>
                    </text:list-item>
                  </text:list>
                </text:list-item>
                <text:list-item>
                  <text:p text:style-name="P20">binary tree</text:p>
                  <text:list>
                    <text:list-item>
                      <text:p text:style-name="P20">each node has at most two children</text:p>
                    </text:list-item>
                    <text:list-item>
                      <text:p text:style-name="P20"/>
                    </text:list-item>
                  </text:list>
                </text:list-item>
              </text:list>
            </text:list-item>
            <text:list-item>
              <text:p text:style-name="P19">searching an ordered binary tree</text:p>
              <text:list>
                <text:list-item>
                  <text:p text:style-name="P20">use binary search starting at root</text:p>
                  <text:list>
                    <text:list-item>
                      <text:p text:style-name="P20">if equal, then found</text:p>
                    </text:list-item>
                    <text:list-item>
                      <text:p text:style-name="P20">if greater go to right child</text:p>
                    </text:list-item>
                    <text:list-item>
                      <text:p text:style-name="P20">if less go to left child</text:p>
                    </text:list-item>
                    <text:list-item>
                      <text:p text:style-name="P20">if no children, not found</text:p>
                    </text:list-item>
                  </text:list>
                </text:list-item>
                <text:list-item>
                  <text:p text:style-name="P20">efficiency</text:p>
                  <text:list>
                    <text:list-item>
                      <text:p text:style-name="P20">O(log N)</text:p>
                    </text:list-item>
                    <text:list-item>
                      <text:p text:style-name="P20"/>
                    </text:list-item>
                  </text:list>
                </text:list-item>
              </text:list>
            </text:list-item>
            <text:list-item>
              <text:p text:style-name="P20">Inserting</text:p>
              <text:list>
                <text:list-item>
                  <text:p text:style-name="P20">search for value, until can not go further</text:p>
                  <text:list>
                    <text:list-item>
                      <text:p text:style-name="P20">if node greater than inserted value</text:p>
                      <text:list>
                        <text:list-item>
                          <text:p text:style-name="P20">insert as left child</text:p>
                        </text:list-item>
                      </text:list>
                    </text:list-item>
                    <text:list-item>
                      <text:p text:style-name="P20"><text:soft-page-break/>if node smaller than inserted value</text:p>
                      <text:list>
                        <text:list-item>
                          <text:p text:style-name="P20">insert as right child</text:p>
                        </text:list-item>
                      </text:list>
                    </text:list-item>
                  </text:list>
                </text:list-item>
                <text:list-item>
                  <text:p text:style-name="P20">efficiency</text:p>
                  <text:list>
                    <text:list-item>
                      <text:p text:style-name="P20">O(Log N)</text:p>
                    </text:list-item>
                    <text:list-item>
                      <text:p text:style-name="P20"/>
                    </text:list-item>
                  </text:list>
                </text:list-item>
              </text:list>
            </text:list-item>
            <text:list-item>
              <text:p text:style-name="P20">deleting</text:p>
              <text:list>
                <text:list-item>
                  <text:p text:style-name="P20">more complex than searching or inserting</text:p>
                </text:list-item>
                <text:list-item>
                  <text:p text:style-name="P20">often not implemented, instead mark a node as not being present</text:p>
                </text:list-item>
                <text:list-item>
                  <text:p text:style-name="P20">three cases</text:p>
                  <text:list>
                    <text:list-item>
                      <text:p text:style-name="P20">node is leaf (no children)</text:p>
                      <text:list>
                        <text:list-item>
                          <text:p text:style-name="P20">remove it</text:p>
                        </text:list-item>
                      </text:list>
                    </text:list-item>
                    <text:list-item>
                      <text:p text:style-name="P20">Node has one child</text:p>
                      <text:list>
                        <text:list-item>
                          <text:p text:style-name="P20">replace node with child</text:p>
                        </text:list-item>
                      </text:list>
                    </text:list-item>
                    <text:list-item>
                      <text:p text:style-name="P20">Node has two children</text:p>
                      <text:list>
                        <text:list-item>
                          <text:p text:style-name="P20">replace with in-order successor</text:p>
                          <text:list>
                            <text:list-item>
                              <text:p text:style-name="P20">go right once</text:p>
                            </text:list-item>
                            <text:list-item>
                              <text:p text:style-name="P20">go left to leaf</text:p>
                            </text:list-item>
                            <text:list-item>
                              <text:p text:style-name="P20">that is in-order successor</text:p>
                            </text:list-item>
                            <text:list-item>
                              <text:p text:style-name="P20">least node greater than node to replace</text:p>
                            </text:list-item>
                          </text:list>
                        </text:list-item>
                        <text:list-item>
                          <text:p text:style-name="P20">replace in-order sucessor with right sub-tree</text:p>
                        </text:list-item>
                      </text:list>
                    </text:list-item>
                  </text:list>
                </text:list-item>
                <text:list-item>
                  <text:p text:style-name="P20">efficiency</text:p>
                  <text:list>
                    <text:list-item>
                      <text:p text:style-name="P20">O(Log N)</text:p>
                    </text:list-item>
                    <text:list-item>
                      <text:p text:style-name="P20"/>
                    </text:list-item>
                  </text:list>
                </text:list-item>
              </text:list>
            </text:list-item>
            <text:list-item>
              <text:p text:style-name="P20">traversing</text:p>
              <text:list>
                <text:list-item>
                  <text:p text:style-name="P20">in order</text:p>
                  <text:list>
                    <text:list-item>
                      <text:p text:style-name="P20">all nodes searched in order of key values</text:p>
                      <text:list>
                        <text:list-item>
                          <text:p text:style-name="P20">creates a sorted list of the nodes</text:p>
                        </text:list-item>
                      </text:list>
                    </text:list-item>
                    <text:list-item>
                      <text:p text:style-name="P20">used in parsing</text:p>
                      <text:list>
                        <text:list-item>
                          <text:p text:style-name="P20">creates infix representation</text:p>
                        </text:list-item>
                      </text:list>
                    </text:list-item>
                    <text:list-item>
                      <text:p text:style-name="P20">visit left subtree</text:p>
                    </text:list-item>
                    <text:list-item>
                      <text:p text:style-name="P20">visit self</text:p>
                    </text:list-item>
                    <text:list-item>
                      <text:p text:style-name="P20">visit right subtree</text:p>
                    </text:list-item>
                  </text:list>
                </text:list-item>
                <text:list-item>
                  <text:p text:style-name="P20">pre-order</text:p>
                  <text:list>
                    <text:list-item>
                      <text:p text:style-name="P20">use for parsing</text:p>
                      <text:list>
                        <text:list-item>
                          <text:p text:style-name="P20">creates prefix representation</text:p>
                        </text:list-item>
                      </text:list>
                    </text:list-item>
                    <text:list-item>
                      <text:p text:style-name="P20">visit node</text:p>
                    </text:list-item>
                    <text:list-item>
                      <text:p text:style-name="P20">visit left subtree</text:p>
                    </text:list-item>
                    <text:list-item>
                      <text:p text:style-name="P20">visit right subtree</text:p>
                    </text:list-item>
                  </text:list>
                </text:list-item>
                <text:list-item>
                  <text:p text:style-name="P20">post-order</text:p>
                  <text:list>
                    <text:list-item>
                      <text:p text:style-name="P20">also for parsing</text:p>
                      <text:list>
                        <text:list-item>
                          <text:p text:style-name="P20">creates postfix representation</text:p>
                        </text:list-item>
                      </text:list>
                    </text:list-item>
                    <text:list-item>
                      <text:p text:style-name="P20">visit left subtree</text:p>
                    </text:list-item>
                    <text:list-item>
                      <text:p text:style-name="P20">visit right subtree</text:p>
                    </text:list-item>
                    <text:list-item>
                      <text:p text:style-name="P20">visit node</text:p>
                    </text:list-item>
                  </text:list>
                </text:list-item>
                <text:list-item>
                  <text:p text:style-name="P20">code for traversal</text:p>
                  <text:list>
                    <text:list-item>
                      <text:p text:style-name="P20">recursive</text:p>
                    </text:list-item>
                    <text:list-item>
                      <text:p text:style-name="P20">non-recursive</text:p>
                    </text:list-item>
                    <text:list-item>
                      <text:p text:style-name="P20"/>
                    </text:list-item>
                  </text:list>
                </text:list-item>
              </text:list>
            </text:list-item>
            <text:list-item>
              <text:p text:style-name="P20">trees implemented on arrays</text:p>
              <text:list>
                <text:list-item>
                  <text:p text:style-name="P20">fill array with nulls</text:p>
                </text:list-item>
              </text:list>
            </text:list-item>
            <text:list-item>
              <text:p text:style-name="P20">create the root at array[0]</text:p>
            </text:list-item>
            <text:list-item>
              <text:p text:style-name="P20">for node at i</text:p>
              <text:list>
                <text:list-item>
                  <text:p text:style-name="P20">left child is 2*i +1</text:p>
                </text:list-item>
                <text:list-item>
                  <text:p text:style-name="P20"><text:soft-page-break/>right child is 2*i +2</text:p>
                </text:list-item>
              </text:list>
            </text:list-item>
            <text:list-item>
              <text:p text:style-name="P11">parent is (i-1)/2</text:p>
            </text:list-item>
          </text:list>
        </text:list-item>
      </text:list>
      <text:p text:style-name="P1"/>
      <text:p text:style-name="P1"/>
      <text:list xml:id="list1717173276" text:continue-numbering="true" text:style-name="L4">
        <text:list-item>
          <text:p text:style-name="P9">2-3-4 Trees</text:p>
          <text:list>
            <text:list-item>
              <text:p text:style-name="P9">Node : int values[3] <text:s text:c="4"/>; node * children [4]<text:line-break/>because arrays are faster to step through to search for/compare a number when finding or deleting</text:p>
            </text:list-item>
            <text:list-item>
              <text:p text:style-name="P17">Notes from Jim on 2-3-4 Trees</text:p>
              <text:list>
                <text:list-item>
                  <text:p text:style-name="P20">multiway trees</text:p>
                  <text:list>
                    <text:list-item>
                      <text:p text:style-name="P20">have multiple data items per node</text:p>
                    </text:list-item>
                    <text:list-item>
                      <text:p text:style-name="P20">more than two children</text:p>
                    </text:list-item>
                    <text:list-item>
                      <text:p text:style-name="P20">define with ordering rules similar to binary search trees</text:p>
                    </text:list-item>
                  </text:list>
                </text:list-item>
                <text:list-item>
                  <text:p text:style-name="P20">2-3-4 Trees</text:p>
                  <text:list>
                    <text:list-item>
                      <text:p text:style-name="P20">multiway trees</text:p>
                      <text:list>
                        <text:list-item>
                          <text:p text:style-name="P20">up to three data items per node</text:p>
                        </text:list-item>
                        <text:list-item>
                          <text:p text:style-name="P20">up to four children per node</text:p>
                        </text:list-item>
                        <text:list-item>
                          <text:p text:style-name="P20">so, order multiway tree of order 4</text:p>
                        </text:list-item>
                      </text:list>
                    </text:list-item>
                    <text:list-item>
                      <text:p text:style-name="P20">Number of children is one more than the data items for a given node</text:p>
                      <text:list>
                        <text:list-item>
                          <text:p text:style-name="P20">all children in subtree rooted at child 0 have values less than key 0</text:p>
                        </text:list-item>
                        <text:list-item>
                          <text:p text:style-name="P20">all children in subtree rooted at child 1 have values less then key 1</text:p>
                        </text:list-item>
                        <text:list-item>
                          <text:p text:style-name="P20">all children in subtree rooted at child 2 have values less than key 2</text:p>
                        </text:list-item>
                        <text:list-item>
                          <text:p text:style-name="P20">all children in subtree rooted at child 3 have values greater than key 2</text:p>
                        </text:list-item>
                      </text:list>
                    </text:list-item>
                    <text:list-item>
                      <text:p text:style-name="P20">Searching</text:p>
                      <text:list>
                        <text:list-item>
                          <text:p text:style-name="P20">check data item</text:p>
                          <text:list>
                            <text:list-item>
                              <text:p text:style-name="P20">go left if less than data item</text:p>
                            </text:list-item>
                            <text:list-item>
                              <text:p text:style-name="P20">go right if greater than data ite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insertion</text:p>
                      <text:list>
                        <text:list-item>
                          <text:p text:style-name="P20">always add new data items at leaves</text:p>
                        </text:list-item>
                        <text:list-item>
                          <text:p text:style-name="P20">splitting full nodes on the way down</text:p>
                          <text:list>
                            <text:list-item>
                              <text:p text:style-name="P20">create new node to be sibling</text:p>
                            </text:list-item>
                            <text:list-item>
                              <text:p text:style-name="P20">move data item C into new node</text:p>
                            </text:list-item>
                            <text:list-item>
                              <text:p text:style-name="P20">move data item B into parent</text:p>
                            </text:list-item>
                            <text:list-item>
                              <text:p text:style-name="P20">rightmost two children go to new node</text:p>
                            </text:list-item>
                          </text:list>
                        </text:list-item>
                        <text:list-item>
                          <text:p text:style-name="P20">If node being split is root</text:p>
                          <text:list>
                            <text:list-item>
                              <text:p text:style-name="P20">create new parent for node B</text:p>
                            </text:list-item>
                            <text:list-item>
                              <text:p text:style-name="P20">attach node and new sibling to new parent</text:p>
                            </text:list-item>
                            <text:list-item>
                              <text:p text:style-name="P20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2-3-4 trees and red/black trees are isomorphic</text:p>
                  <text:list>
                    <text:list-item>
                      <text:p text:style-name="P20">convert two child node into black node</text:p>
                    </text:list-item>
                    <text:list-item>
                      <text:p text:style-name="P20">convert three child node into child and parent, child red, parent black</text:p>
                    </text:list-item>
                    <text:list-item>
                      <text:p text:style-name="P20">convert any four child node into parent and two children, children red, parent black</text:p>
                    </text:list-item>
                    <text:list-item>
                      <text:p text:style-name="P20">four-node splits equivalent to flip</text:p>
                    </text:list-item>
                    <text:list-item>
                      <text:p text:style-name="P20">choice of three-node split equivalent to rotation</text:p>
                    </text:list-item>
                    <text:list-item>
                      <text:p text:style-name="P20"/>
                    </text:list-item>
                  </text:list>
                </text:list-item>
                <text:list-item>
                  <text:p text:style-name="P20">Efficiency of 2-3-4 trees</text:p>
                  <text:list>
                    <text:list-item>
                      <text:p text:style-name="P20">height proportional to log base 4 of N</text:p>
                    </text:list-item>
                    <text:list-item>
                      <text:p text:style-name="P20">search on average two values per node gives O(2 log N) <text:s/>~ O(log N)</text:p>
                    </text:list-item>
                    <text:list-item>
                      <text:p text:style-name="P20"/>
                    </text:list-item>
                  </text:list>
                </text:list-item>
                <text:list-item>
                  <text:p text:style-name="P20">2-3 trees</text:p>
                  <text:list>
                    <text:list-item>
                      <text:p text:style-name="P20">similar to 2-3-4 trees</text:p>
                    </text:list-item>
                    <text:list-item>
                      <text:p text:style-name="P20">insert at leaf</text:p>
                      <text:list>
                        <text:list-item>
                          <text:p text:style-name="P20">if leaf is not full, no problem</text:p>
                        </text:list-item>
                        <text:list-item>
                          <text:p text:style-name="P20"><text:soft-page-break/>if leaf is full, split and insert</text:p>
                          <text:list>
                            <text:list-item>
                              <text:p text:style-name="P20">split recurses up tree as necessary</text:p>
                            </text:list-item>
                            <text:list-item>
                              <text:p text:style-name="P20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External memory and B trees</text:p>
                  <text:list>
                    <text:list-item>
                      <text:p text:style-name="P20">disk reads more efficient the more data each read</text:p>
                    </text:list-item>
                    <text:list-item>
                      <text:p text:style-name="P20">slow accesses, want to read as few times as necessary to find proper data</text:p>
                    </text:list-item>
                    <text:list-item>
                      <text:p text:style-name="P20">so, use multi-way trees with more elements in each node </text:p>
                    </text:list-item>
                    <text:list-item>
                      <text:p text:style-name="P20">alternatively you can use an index of blocks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"/>
      <text:list xml:id="list682997742" text:continue-numbering="true" text:style-name="L4">
        <text:list-item>
          <text:p text:style-name="P9">Binary Tree with Nodes with only values</text:p>
          <text:list>
            <text:list-item>
              <text:p text:style-name="P9">Implement an array</text:p>
            </text:list-item>
            <text:list-item>
              <text:p text:style-name="P9">to define left and right, use the following algorithm</text:p>
              <text:list>
                <text:list-item>
                  <text:p text:style-name="P9">left = index*2, right = *(2+1), parent = index/2</text:p>
                </text:list-item>
              </text:list>
            </text:list-item>
          </text:list>
        </text:list-item>
      </text:list>
      <text:p text:style-name="P1"/>
      <text:list xml:id="list1027436622" text:continue-numbering="true" text:style-name="L4">
        <text:list-item>
          <text:p text:style-name="P9">Red/Black Trees (Chapter 10)</text:p>
          <text:list>
            <text:list-item>
              <text:p text:style-name="P9">every path must have the same # of black nodes?</text:p>
            </text:list-item>
            <text:list-item>
              <text:p text:style-name="P12">you can't have two red nodes adjacent to each other</text:p>
            </text:list-item>
          </text:list>
        </text:list-item>
      </text:list>
      <text:p text:style-name="P2"/>
      <text:list xml:id="list395780470" text:continue-numbering="true" text:style-name="L4">
        <text:list-item>
          <text:p text:style-name="P12">More Sorts</text:p>
          <text:list>
            <text:list-item>
              <text:p text:style-name="P12">Quick Sort</text:p>
              <text:list>
                <text:list-item>
                  <text:p text:style-name="P12"/>
                </text:list-item>
              </text:list>
            </text:list-item>
            <text:list-item>
              <text:p text:style-name="P12">Merge Sort</text:p>
            </text:list-item>
          </text:list>
        </text:list-item>
      </text:list>
      <text:p text:style-name="P2"/>
      <text:p text:style-name="P2">Notes 5/12/2016</text:p>
      <text:p text:style-name="P2"/>
      <text:p text:style-name="P2"/>
      <text:list xml:id="list1309984574" text:continue-numbering="true" text:style-name="L4">
        <text:list-item>
          <text:p text:style-name="P12">Bitwise Operators to Compare Nodes</text:p>
          <text:list>
            <text:list-item>
              <text:p text:style-name="P12">Compare the Binary Values using Bitwise operators in a search/insert method for a heap implemented with a binary tree</text:p>
            </text:list-item>
          </text:list>
        </text:list-item>
      </text:list>
      <text:p text:style-name="P2"/>
      <text:list xml:id="list1092866217" text:continue-numbering="true" text:style-name="L4">
        <text:list-item>
          <text:p text:style-name="P12"><text:s/>Graphs</text:p>
          <text:list>
            <text:list-item>
              <text:p text:style-name="P12">nodes are not as important as the connections between them, which are edges/connections</text:p>
            </text:list-item>
            <text:list-item>
              <text:p text:style-name="P12">a tree is a graph</text:p>
            </text:list-item>
            <text:list-item>
              <text:p text:style-name="P12">the number of nodes to the number of edges:</text:p>
              <text:list>
                <text:list-item>
                  <text:p text:style-name="P13">Nodes <text:span text:style-name="T4"><text:s text:c="6"/></text:span><text:span text:style-name="T5">Edges</text:span></text:p>
                  <text:p text:style-name="P14">1<text:tab/><text:tab/>0</text:p>
                  <text:p text:style-name="P14">2<text:tab/><text:tab/>1</text:p>
                  <text:p text:style-name="P14">3<text:tab/><text:tab/>3</text:p>
                  <text:p text:style-name="P14">4<text:tab/><text:tab/>6</text:p>
                </text:list-item>
              </text:list>
            </text:list-item>
            <text:list-item>
              <text:p text:style-name="P14">the number of edges is the summation of the previous number of nodes with the previous number of edges. i.e. 5 nodes = 4 nodes+6 edges = 10 edges</text:p>
            </text:list-item>
            <text:list-item>
              <text:p text:style-name="P14">Formula:</text:p>
              <text:list>
                <text:list-item>
                  <text:p text:style-name="P14">Summation from I = 0 to n-1 : <text:s/>[ (n-1) * (n) ] / 2</text:p>
                </text:list-item>
              </text:list>
            </text:list-item>
            <text:list-item>
              <text:p text:style-name="P16">Depth First Search</text:p>
              <text:list>
                <text:list-item>
                  <text:p text:style-name="P16">Implements a stack to keep track of connections</text:p>
                </text:list-item>
              </text:list>
            </text:list-item>
            <text:list-item>
              <text:p text:style-name="P16">Breadth First Search</text:p>
              <text:list>
                <text:list-item>
                  <text:p text:style-name="P16">Implements a queue to keep track of connections</text:p>
                </text:list-item>
              </text:list>
            </text:list-item>
          </text:list>
        </text:list-item>
        <text:list-item>
          <text:p text:style-name="P16">Tree-Based Heap</text:p>
          <text:list>
            <text:list-item>
              <text:p text:style-name="P16">Keep track of how many elements are in the tree, use algorithm to transfer num elem to a binary number to find the next spot to add to the tree, use a for loop to step through the <text:soft-page-break/>tree :</text:p>
              <text:list>
                <text:list-item>
                  <text:p text:style-name="P16">for ( int I = j-1; I &gt; 0; I –) {</text:p>
                  <text:list>
                    <text:list-header>
                      <text:p text:style-name="P16">if (path[i] == 1) </text:p>
                      <text:list>
                        <text:list-header>
                          <text:p text:style-name="P16">//Go right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5"><text:tab/><text:tab/> <text:s text:c="4"/>else ( path[i] == 0 )</text:p>
      <text:p text:style-name="P15"><text:tab/><text:tab/><text:tab/>//go left</text:p>
      <text:p text:style-name="P15"><text:tab/><text:tab/><text:tab/></text:p>
      <text:list xml:id="list559356371" text:continue-numbering="true" text:style-name="L4">
        <text:list-item>
          <text:list>
            <text:list-item>
              <text:list>
                <text:list-header>
                  <text:p text:style-name="P16">}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4374in" fo:text-indent="-0.25in" fo:margin-left="0.4374in"/>
        </style:list-level-properties>
      </text:list-level-style-number>
      <text:list-level-style-number text:level="3" text:style-name="WW8Num1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aela Schaefer</meta:initial-creator>
    <meta:creation-date>2016-03-31T10:23:16</meta:creation-date>
    <dc:date>2016-05-12T11:13:48</dc:date>
    <dc:creator>Mikaela Schaefer</dc:creator>
    <meta:editing-duration>PT7H15M57S</meta:editing-duration>
    <meta:editing-cycles>14</meta:editing-cycles>
    <meta:generator>OpenOffice/4.1.1$Unix OpenOffice.org_project/411m6$Build-9775</meta:generator>
    <meta:document-statistic meta:table-count="0" meta:image-count="0" meta:object-count="0" meta:page-count="7" meta:paragraph-count="268" meta:word-count="1677" meta:character-count="8197"/>
  </office:meta>
</office:document-meta>
</file>